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11.788cm"/>
    </style:style>
    <style:style style:name="co7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5.274cm"/>
    </style:style>
    <style:style style:name="co9" style:family="table-column">
      <style:table-column-properties fo:break-before="auto" style:column-width="6.255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style:font-name="Arial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ce2" style:family="table-cell" style:parent-style-name="Default">
      <style:table-cell-properties fo:background-color="#c0c0c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808080"/>
      <style:text-properties fo:color="#ffffff"/>
    </style:style>
    <style:style style:name="ce5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/>
      <style:text-properties style:font-name="Arial" style:font-name-asian="SimSun" style:font-name-complex="Tahoma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SimSun" style:font-name-complex="Tahoma"/>
    </style:style>
  </office:automatic-styles>
  <office:body>
    <office:spreadsheet>
      <table:table table:name="Metafor - Production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row table:style-name="ro1">
          <table:table-cell table:style-name="ce1" office:value-type="string">
            <text:p>Metafor Tools and Services Operational Status (PROD)</text:p>
          </table:table-cell>
          <table:table-cell table:style-name="ce4" table:number-columns-repeated="2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CIM Portal</text:p>
          </table:table-cell>
          <table:table-cell office:value-type="string">
            <text:p>Version</text:p>
          </table:table-cell>
          <table:table-cell office:value-type="string">
            <text:p>1_0rc1</text:p>
          </table:table-cell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Stable (to be deprecated ASAP)</text:p>
          </table:table-cell>
        </table:table-row>
        <table:table-row table:style-name="ro4">
          <table:table-cell/>
          <table:table-cell office:value-type="string">
            <text:p>Location</text:p>
          </table:table-cell>
          <table:table-cell office:value-type="string">
            <text:p><text:a xlink:href="http://es-doc.org/">http://es-doc.org</text:a></text:p>
          </table:table-cell>
        </table:table-row>
      </table:table>
      <table:table table:name="ES-DOC - Production" table:style-name="ta1" table:print="false">
        <table:table-column table:style-name="co5" table:default-cell-style-name="ce2"/>
        <table:table-column table:style-name="co4" table:default-cell-style-name="ce5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6" office:value-type="string">
            <text:p>ES-DOC Operational Status – PROD – v0.8.5.0</text:p>
          </table:table-cell>
          <table:table-cell table:style-name="ce4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API</text:p>
          </table:table-cell>
          <table:table-cell office:value-type="string">
            <text:p>State</text:p>
          </table:table-cell>
          <table:table-cell office:value-type="string">
            <text:p>Unstable (see <text:a xlink:href="https://github.com/ES-DOC/pylons-cim-api/issues/1">https://github.com/ES-DOC/pylons-cim-api/issues/1</text:a>)</text:p>
          </table:table-cell>
          <table:table-cell/>
        </table:table-row>
        <table:table-row table:style-name="ro4">
          <table:table-cell table:style-name="ce3"/>
          <table:table-cell office:value-type="string">
            <text:p>Location</text:p>
          </table:table-cell>
          <table:table-cell office:value-type="string">
            <text:p>http://purl.org/org/es-doc/api/prod 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Tools – Viewer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office:value-type="string">
            <text:p><text:a xlink:href="http://purl.org/org/es-doc/plugins/prod/jscim.demo">http://purl.org/org/es-doc/plugins/prod/jscim.demo</text:a></text:p>
          </table:table-cell>
          <table:table-cell/>
        </table:table-row>
      </table:table>
      <table:table table:name="ES-DOC - Test" table:style-name="ta1" table:print="false">
        <table:table-column table:style-name="co8" table:default-cell-style-name="ce2"/>
        <table:table-column table:style-name="co4" table:default-cell-style-name="ce5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string">
            <text:p>ES-DOC Operational Status – TEST – v0.8.6.0</text:p>
          </table:table-cell>
          <table:table-cell table:style-name="ce4" table:number-columns-repeated="2"/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API</text:p>
          </table:table-cell>
          <table:table-cell office:value-type="string">
            <text:p>State</text:p>
          </table:table-cell>
          <table:table-cell table:style-name="ce3" office:value-type="string">
            <text:p>Stable</text:p>
          </table:table-cell>
          <table:table-cell/>
        </table:table-row>
        <table:table-row table:style-name="ro4">
          <table:table-cell table:style-name="ce3"/>
          <table:table-cell office:value-type="string">
            <text:p>Location</text:p>
          </table:table-cell>
          <table:table-cell table:style-name="ce8" office:value-type="string">
            <text:p><text:span text:style-name="T1">http://purl.org/org/es-doc/api/test </text:span>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Tools – Viewer</text:p>
          </table:table-cell>
          <table:table-cell office:value-type="string">
            <text:p>State</text:p>
          </table:table-cell>
          <table:table-cell table:style-name="ce3"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table:style-name="ce3" office:value-type="string">
            <text:p><text:a xlink:href="http://purl.org/org/es-doc/plugins/test/jscim.demo">http://purl.org/org/es-doc/plugins/test/jscim.demo</text:a>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Microsite – Splash</text:p>
          </table:table-cell>
          <table:table-cell office:value-type="string">
            <text:p>State</text:p>
          </table:table-cell>
          <table:table-cell table:style-name="ce3"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table:style-name="ce8" office:value-type="string">
            <text:p><text:span text:style-name="T1">http://purl.org/org/es-doc/splash/test </text:span></text:p>
          </table:table-cell>
          <table:table-cell/>
        </table:table-row>
        <table:table-row table:style-name="ro2">
          <table:table-cell table:style-name="Default"/>
          <table:table-cell table:style-name="ce7"/>
          <table:table-cell table:number-columns-repeated="2"/>
        </table:table-row>
      </table:table>
      <table:table table:name="ES-DOC - Development" table:style-name="ta1" table:print="false">
        <table:table-column table:style-name="co9" table:default-cell-style-name="ce2"/>
        <table:table-column table:style-name="co4" table:default-cell-style-name="ce5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6" office:value-type="string">
            <text:p>ES-DOC Operational Status – DEV – v0.8.7.0</text:p>
          </table:table-cell>
          <table:table-cell table:style-name="ce4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API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2">
          <table:table-cell table:style-name="ce3"/>
          <table:table-cell office:value-type="string">
            <text:p>Location</text:p>
          </table:table-cell>
          <table:table-cell office:value-type="string">
            <text:p>https://github.com/ES-DOC/pylons-cim-api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Tools – Viewer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office:value-type="string">
            <text:p>https://github.com/ES-DOC/jscim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Tools – Comparator</text:p>
          </table:table-cell>
          <table:table-cell office:value-type="string">
            <text:p>State</text:p>
          </table:table-cell>
          <table:table-cell office:value-type="string">
            <text:p>Un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office:value-type="string">
            <text:p>https://github.com/ES-DOC/jscim</text:p>
          </table:table-cell>
          <table:table-cell/>
        </table:table-row>
        <table:table-row table:style-name="ro2">
          <table:table-cell table:style-name="Default"/>
          <table:table-cell table:style-name="ce7"/>
          <table:table-cell table:style-name="Default"/>
          <table:table-cell/>
        </table:table-row>
        <table:table-row table:style-name="ro3">
          <table:table-cell office:value-type="string">
            <text:p>Microsite – Splash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table:style-name="ce8" office:value-type="string">
            <text:p>https://github.com/ES-DOC/esdoc-splash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9/01/2013</text:date>, <text:time>12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Morgan</meta:initial-creator>
    <meta:creation-date>2013-01-09T11:54:30</meta:creation-date>
    <dc:date>2013-01-09T12:57:42</dc:date>
    <dc:creator>Mark Morgan</dc:creator>
    <meta:editing-duration>PT01H03M15S</meta:editing-duration>
    <meta:editing-cycles>3</meta:editing-cycles>
    <meta:generator>OpenOffice.org/3.2$Unix OpenOffice.org_project/320m12$Build-9483</meta:generator>
    <meta:document-statistic meta:table-count="4" meta:cell-count="56" meta:object-count="0"/>
  </office:meta>
</office:document-meta>
</file>